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5-10-20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5-08-11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5-05-10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5-02-2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4-10-2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4-08-2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4-05-1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4-02-2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3-10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3-08-2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3-05-22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3-02-13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2-10-16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2-08-22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2-02-1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1-11-0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1-08-16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1-05-1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1-02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0-10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0-08-1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0-04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20-02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9-10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8-02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7-11-0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7-02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6-10-3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5-10-14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5-01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4-10-1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2-08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1-04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1-01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0-04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10-01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09-10-13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09-07-28 0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09-04-25 0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09-01-07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0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2008-06-17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9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8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8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8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8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8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8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8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8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7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7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7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7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6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5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4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2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1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7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9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8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8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8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8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8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7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7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6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5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5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5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4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3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3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3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2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2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1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1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0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60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1</text:p>
          </table:table-cell>
          <table:table-cell office:value-type="string" calcext:value-type="string">
            <text:p>23S/31E-11DCC deep</text:p>
          </table:table-cell>
          <table:table-cell office:value-type="string" calcext:value-type="string">
            <text:p>1959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6" meta:object-count="0"/>
    <meta:user-defined meta:name="AppVersion">3.0</meta:user-defined>
  </office:meta>
</office:document-meta>
</file>